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start" style:justify-single-word="false"/>
      <style:text-properties fo:language="de" fo:country="DE" officeooo:rsid="00185925" officeooo:paragraph-rsid="00185925"/>
    </style:style>
    <style:style style:name="P2" style:family="paragraph" style:parent-style-name="Text_20_body">
      <style:paragraph-properties fo:text-align="start" style:justify-single-word="false"/>
      <style:text-properties fo:language="de" fo:country="DE" officeooo:rsid="001bf92e" officeooo:paragraph-rsid="001ddedc"/>
    </style:style>
    <style:style style:name="P3" style:family="paragraph" style:parent-style-name="Text_20_body">
      <style:paragraph-properties fo:text-align="start" style:justify-single-word="false"/>
      <style:text-properties fo:language="de" fo:country="DE" officeooo:rsid="001f9b85" officeooo:paragraph-rsid="001f9b85"/>
    </style:style>
    <style:style style:name="P4" style:family="paragraph" style:parent-style-name="Text_20_body">
      <style:paragraph-properties fo:text-align="start" style:justify-single-word="false"/>
      <style:text-properties fo:language="de" fo:country="DE" officeooo:rsid="0023545e" officeooo:paragraph-rsid="0023545e"/>
    </style:style>
    <style:style style:name="P5" style:family="paragraph" style:parent-style-name="Text_20_body">
      <style:paragraph-properties fo:text-align="start" style:justify-single-word="false"/>
      <style:text-properties fo:language="de" fo:country="DE" officeooo:rsid="00249f49" officeooo:paragraph-rsid="00249f49"/>
    </style:style>
    <style:style style:name="P6" style:family="paragraph" style:parent-style-name="Text_20_body">
      <style:paragraph-properties fo:text-align="start" style:justify-single-word="false"/>
      <style:text-properties officeooo:rsid="0027e23b" officeooo:paragraph-rsid="0027e23b"/>
    </style:style>
    <style:style style:name="P7" style:family="paragraph" style:parent-style-name="Text_20_body">
      <style:paragraph-properties fo:text-align="start" style:justify-single-word="false"/>
      <style:text-properties officeooo:paragraph-rsid="002695be"/>
    </style:style>
    <style:style style:name="P8" style:family="paragraph" style:parent-style-name="Heading_20_1">
      <style:paragraph-properties fo:text-align="start" style:justify-single-word="false"/>
      <style:text-properties fo:language="de" fo:country="DE" officeooo:rsid="00145754" officeooo:paragraph-rsid="00145754"/>
    </style:style>
    <style:style style:name="P9" style:family="paragraph" style:parent-style-name="Heading_20_2">
      <style:paragraph-properties fo:text-align="start" style:justify-single-word="false"/>
      <style:text-properties fo:language="de" fo:country="DE" officeooo:rsid="00145754" officeooo:paragraph-rsid="00145754"/>
    </style:style>
    <style:style style:name="P10" style:family="paragraph" style:parent-style-name="Heading_20_2">
      <style:paragraph-properties fo:text-align="start" style:justify-single-word="false"/>
      <style:text-properties fo:language="de" fo:country="DE" officeooo:rsid="00145754" officeooo:paragraph-rsid="00185925"/>
    </style:style>
    <style:style style:name="P11" style:family="paragraph" style:parent-style-name="Heading_20_2">
      <style:paragraph-properties fo:text-align="start" style:justify-single-word="false"/>
      <style:text-properties fo:language="de" fo:country="DE" officeooo:rsid="00145754" officeooo:paragraph-rsid="001af767"/>
    </style:style>
    <style:style style:name="P12" style:family="paragraph" style:parent-style-name="Heading_20_2">
      <style:paragraph-properties fo:text-align="start" style:justify-single-word="false"/>
      <style:text-properties fo:language="de" fo:country="DE" officeooo:rsid="00185925" officeooo:paragraph-rsid="00185925"/>
    </style:style>
    <style:style style:name="P13" style:family="paragraph" style:parent-style-name="Heading_20_3">
      <style:paragraph-properties fo:text-align="start" style:justify-single-word="false"/>
      <style:text-properties fo:language="de" fo:country="DE" officeooo:rsid="0014c5c4" officeooo:paragraph-rsid="0014c5c4"/>
    </style:style>
    <style:style style:name="P14" style:family="paragraph" style:parent-style-name="Heading_20_3">
      <style:paragraph-properties fo:text-align="start" style:justify-single-word="false"/>
      <style:text-properties fo:language="de" fo:country="DE" officeooo:rsid="001af767" officeooo:paragraph-rsid="001af767"/>
    </style:style>
    <style:style style:name="P15" style:family="paragraph" style:parent-style-name="Heading_20_3">
      <style:paragraph-properties fo:text-align="start" style:justify-single-word="false"/>
      <style:text-properties fo:language="de" fo:country="DE"/>
    </style:style>
    <style:style style:name="P16" style:family="paragraph" style:parent-style-name="Heading_20_3">
      <style:paragraph-properties fo:text-align="start" style:justify-single-word="false"/>
      <style:text-properties fo:language="de" fo:country="DE" officeooo:paragraph-rsid="001af767"/>
    </style:style>
    <style:style style:name="T1" style:family="text">
      <style:text-properties officeooo:rsid="00145754"/>
    </style:style>
    <style:style style:name="T2" style:family="text">
      <style:text-properties officeooo:rsid="00185925"/>
    </style:style>
    <style:style style:name="T3" style:family="text">
      <style:text-properties fo:language="de" fo:country="DE"/>
    </style:style>
    <style:style style:name="T4" style:family="text">
      <style:text-properties fo:language="de" fo:country="DE" officeooo:rsid="002695be"/>
    </style:style>
    <style:style style:name="T5" style:family="text">
      <style:text-properties fo:language="de" fo:country="DE" officeooo:rsid="002772d7"/>
    </style:style>
    <style:style style:name="T6" style:family="text">
      <style:text-properties fo:language="de" fo:country="DE" officeooo:rsid="00145754"/>
    </style:style>
    <style:style style:name="T7" style:family="text">
      <style:text-properties officeooo:rsid="0019c076"/>
    </style:style>
    <style:style style:name="T8" style:family="text">
      <style:text-properties fo:color="#c9211e" loext:opacity="100%" officeooo:rsid="0019c076"/>
    </style:style>
    <style:style style:name="T9" style:family="text">
      <style:text-properties fo:color="#c9211e" loext:opacity="100%" officeooo:rsid="001ddedc"/>
    </style:style>
    <style:style style:name="T10" style:family="text">
      <style:text-properties fo:color="#c9211e" loext:opacity="100%" style:font-name="Liberation Serif" fo:language="de" fo:country="DE" fo:font-weight="normal" officeooo:rsid="002772d7" style:font-weight-asian="normal" style:font-weight-complex="normal"/>
    </style:style>
    <style:style style:name="T11" style:family="text">
      <style:text-properties officeooo:rsid="001af767"/>
    </style:style>
    <style:style style:name="T12" style:family="text">
      <style:text-properties officeooo:rsid="001d6152"/>
    </style:style>
    <style:style style:name="T13" style:family="text">
      <style:text-properties officeooo:rsid="001ddedc"/>
    </style:style>
    <style:style style:name="T14" style:family="text">
      <style:text-properties officeooo:rsid="001f9b85"/>
    </style:style>
    <style:style style:name="T15" style:family="text">
      <style:text-properties officeooo:rsid="0021d021"/>
    </style:style>
    <style:style style:name="T16" style:family="text">
      <style:text-properties officeooo:rsid="00249f49"/>
    </style:style>
    <style:style style:name="T17" style:family="text">
      <style:text-properties officeooo:rsid="0025c542"/>
    </style:style>
    <style:style style:name="T18" style:family="text">
      <style:text-properties officeooo:rsid="002695be"/>
    </style:style>
    <style:style style:name="T19" style:family="text">
      <style:text-properties style:text-underline-style="none" officeooo:rsid="002695be"/>
    </style:style>
    <style:style style:name="T20" style:family="text">
      <style:text-properties style:font-name="Liberation Serif" fo:language="de" fo:country="DE" officeooo:rsid="002772d7"/>
    </style:style>
    <style:style style:name="T21" style:family="text">
      <style:text-properties style:font-name="Liberation Serif" fo:language="de" fo:country="DE" fo:font-weight="normal" style:font-weight-asian="normal" style:font-weight-complex="normal"/>
    </style:style>
    <style:style style:name="T22" style:family="text">
      <style:text-properties style:font-name="Liberation Serif" fo:language="de" fo:country="DE" fo:font-weight="normal" officeooo:rsid="002772d7" style:font-weight-asian="normal" style:font-weight-complex="normal"/>
    </style:style>
    <style:style style:name="T23" style:family="text">
      <style:text-properties style:font-name="Liberation Serif" fo:language="de" fo:country="DE" fo:font-weight="normal" officeooo:rsid="0027e23b" style:font-weight-asian="normal" style:font-weight-complex="normal"/>
    </style:style>
    <style:style style:name="T24" style:family="text">
      <style:text-properties style:font-name="Liberation Serif" fo:language="de" fo:country="DE" officeooo:rsid="0027e23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Schutz gegen Bo<text:span text:style-name="T2">t</text:span>netze</text:h>
      <text:p text:style-name="P1">Das Wissen über drohende Gefahren aus dem Internet ist der erste Schritt zum Selbstschutz. Mit konkreteren Maßnahmen ist es jedoch möglich eine Botnetz-Infektion vorzubeugen, oder im Notfall dagegen in Aktion zu Treten.</text:p>
      <text:h text:style-name="P9" text:outline-level="2">Maßnahmen gegen Infe<text:span text:style-name="T2">k</text:span>tion</text:h>
      <text:p text:style-name="P1"><text:span text:style-name="T1">D</text:span>er effektivste Weg um gegen Botnetze vorzugehen ist es die Ausbreitung des Botnetzes zu stoppen. Herzu gibt es verschiedene präventiv Maßnahmen, welche selbst im Verbund keine absolute Sicherheit vor einer Botnetz-Infektion bieten können. Dennoch steigt durch jeden zusätzlichen Schritt die Wahrscheinlichkeit eine Infektion zu vermeiden oder diese frühzeitig zu erkennen, bevor ein Schaden entsteht.</text:p>
      <text:h text:style-name="P15" text:outline-level="3">Aktuelle Software</text:h>
      <text:p text:style-name="P1">Dieser Punkt wirkt banal, jedoch kann viele Schade dadurch verhindert werden die eigenen Systeme aktuell zu halten. Schadcode für Bots ist in dieser Hinsicht nicht anders als anderer Schadcode. Kriminelle versuchen eine Schwachstelle im System auszunutzen um eigene Software auf den Gräten ihrer Opfer zu platzieren. <text:span text:style-name="T7">Dabei kann es sich sowohl um ein Betriebssystem als auch um installierte Anwendungen handeln.<text:line-break/></text:span>Zeit spielt <text:span text:style-name="T7">in beiden Fällen</text:span> eine kritische Rolle. Wird eine <text:span text:style-name="T7">Sicherheitslücke in einem in einer verbreiten Software gefunden, veröffentlichen verschiedene Quellen eine entsprechende Warnung. Zu diesen Quellen </text:span><text:span text:style-name="T8">gehört</text:span><text:span text:style-name="T7">: </text:span><text:span text:style-name="T8">….</text:span><text:span text:style-name="T7"> So sind Firmen und private Nutzer der Software dazu in der Lage Schritte zur Risikominimierung einzuleiten, bevor die Sicherheitslücke durch ein Update geschlossen wird. Kriminelle machen sich jedoch ebenfalls diese Informationen zu nutze, womit der Wettlauf um die betroffenen Gräte beginnt. Ignorieren die Nutzer wissend ein sicherheitskritisches Update, lassen sie damit die Bahn frei für den möglichen Missbrauch ihrer Maschinen. Finden Angreifer Schwachstellen bevor diese den Softwareherstellern bekannt ist, hat dies in der Regel eine massive Verbreitung von Schadsoftware zur Folge.</text:span></text:p>
      <text:h text:style-name="P15" text:outline-level="3">Anwe<text:span text:style-name="T2">n</text:span>derbewusstsein</text:h>
      <text:p text:style-name="P2">Für einige Besitzer eines Computers ist dieser eine Blackbox, <text:span text:style-name="T13">bei </text:span>welche<text:span text:style-name="T13">r</text:span> durch antrainierte Eingabefolgen ein bestimmtes Ziel erreicht wird. Ein fehlendes Verständnis oder Wissen über mögliche Bedrohungen, mach sie verwundbar gegen ein breite Palette von Angriffen und Betrug<text:span text:style-name="T13">sversuchen</text:span>.<text:line-break/>Da es sich bei Malware für Botnetz <text:span text:style-name="T13">nicht grundlegend von herkömmlicher Software unterscheidet,</text:span><text:span text:style-name="T12"> ist </text:span><text:span text:style-name="T13">deren</text:span><text:span text:style-name="T12"> Zugang zum Rechner </text:span><text:span text:style-name="T13">in erster Linie</text:span><text:span text:style-name="T12"> vom Nutzer abhängig. </text:span><text:span text:style-name="T13">Sind die Besitzer unvorsichtig und schenken den falschen Quellen Vertrauen, kann ihr Gerät schnell ein Bot-Programm beherbergen.<text:line-break/>Um die Aufmerksamkeit dieser Nutzergruppe zu erlangen, verwenden Kriminelle verschiedene Taktiken. In Spam übertragene Phishing-Mails ist eine dieser Methoden. Mit verschiedenen Maschen, werden die Empfänger aufgefordert einen Angang zu öffnen oder einem Link zu folgen. Mehr dazu in </text:span><text:span text:style-name="T9">Abschnitt X „Verbreitung von Botnetzen“</text:span><text:span text:style-name="T13">.<text:line-break/>Gerade im Unternehmensumfeld ist das Risiko bekannt, welches von uninformierten Nutzern ausgeht. Aus diesem Grund wird vermehrt Wert auf Aufklärungskampagnen gelegt. Um das Nutzer </text:span><text:soft-page-break/><text:span text:style-name="T13">dazu zu bewegen sich mit IT-Sicherheit zu beschäftigen, versuchen sowohl Unternehmen als auch verschiedene Webseiten dieses Thema abwechslungsreich aufzubereiten. Mit Lerninhalten verpackt <text:s/>unterschiedliche Medien, wie Texte, Videos, Quiz und interaktiven Aufgaben, können Unternehmen ihre Mitarbeiter schulen. </text:span><text:span text:style-name="T14">Mit Online-Spielen wie Tonis Escape von Sicher-Digitale-Zukunft oder SecurityCards von BAKgame ist es ebenso möglich die Wichtigkeit von IT-Security Kindern und Erwachsenen auf spannende und Amüsante weise näher zu bringen.</text:span></text:p>
      <text:h text:style-name="P15" text:outline-level="3">Sicherheitseins<text:span text:style-name="T2">t</text:span>ellung von Standartsoftware</text:h>
      <text:p text:style-name="P3">Damit der Benutzer eines Computers nicht vor jedem Klick die Sicherheit seiner Verhaltens überdenken muss, bieten die meisten E-Mail Programme oder Browser in ihren Einstellung verschiedene Sicherheitsstufen. <text:span text:style-name="T15">Eine Strenge Einstellung der Datenschutz- und Sicherheitsregeln in der verwendeten Software kann die Anzahl der Begegnungen mit potenzieller Malware verringern. So könne diese erkannt und eine entsprechender Aufruf zur Vorsicht an dem Nutzer gemeldet werden. Für diese Sicherheit gibt es jedoch Einbuße im Komfort. Beispielhaft kann es zu Einschränkungen bei der Navigation durch das Internet kommen, wenn der Browser eine Webseite als unsicher einstuft und den Zutritt zu dieser Blockiert.</text:span></text:p>
      <text:h text:style-name="P13" text:outline-level="3">Virenschutzprogramme</text:h>
      <text:p text:style-name="P4">Bei allen Betriebssystemen ist der Einsatz eines Virenschutzprogramms sinnvoll, ob kostenpflichtig oder kostenlos. Da sich der Botnetz-Schadcode in Dateien und Registern versteckt, bleibt dieser dem Nutzer verborgen. Ein Virenscanner durchsucht im Hintergrund alle Dateien auf typische Anzeichen von Malware. So lassen sich Bots aufspüren und beseitigen. Demnach ist es empfehlenswert den Virenschutz aktuell zu halten, damit dieser auch auf neu entdeckte Botnetz-Muster reagieren kann.<text:line-break/>Windows profitiert dabei am meisten von einem zusätzlichem Schutz, da es aufgrund der hohen Anzahl an Benutzern das größte Ziel für Angreifer darstellt. Auch wenn es mit dem Windows Defender einen Virenschutz mitgeliefert bekommt, zeigen Marktvergleiche das konkurrierende Anbieter einen besseren Schutz bieten. Anbieter wie Bitdefender, Avira, Kaspersky und Avast erzielen eine höhere Erkennungsrate und stellen eine breitere Palette an Funktionen zur Verfügung.<text:line-break/>Linux ist bereits strukturell ein sicherer als Windows und wir unter anderem wegen der kleineren Zielgruppe weniger von Cyberangreifern ins Visier genommen. Dennoch ist ein Virenscanner für Linux eine vorausschauende Entscheidung.</text:p>
      <text:h text:style-name="P10" text:outline-level="2">Maßnahmen <text:span text:style-name="T2">nach Infektion</text:span></text:h>
      <text:p text:style-name="P4">Sollte ein Gerät Teil eines Botnetzes geworden sein gilt es Ruhe zu bewahren und einen der folgenden Wege zur Entfernung des Schadcodes zu befolgen. Zuerst sollte jedoch in jedem Fall die Verbindung zu Internet unterbrochen werden. <text:span text:style-name="T16">Auf diese Weise wird verhindert, dass der Bot weiteren Module nachlädt und damit zu einer größeren Gefahr anwächst. Zusätzlich blockiert es den Bot sensible Daten wie Benutzernamen und Passwörter an den Botmaster weiterzureichen, bevor der Schadcode beseitigt werden kann.</text:span></text:p>
      <text:h text:style-name="P14" text:outline-level="3">Virenscan auf Betriebssystemebene </text:h>
      <text:p text:style-name="P5">Versteckt sich der Bot auf einem Gerät, ist es möglich dass der herkömmliche Virenscanner diesen nicht erkennt. Mittels Rootkids gelingt es dem Bot, seine Dateieinträge aus dem Verzeichnis des <text:soft-page-break/>Betriebssystems zu entfernen. Der Bot erscheint dem Betriebssystem als nicht existent.<text:line-break/>Verschiedene Antivirenhersteller bieten hierfür eine Abhilfe. Sie stellen ISO-Abbilder ihrer Virenscanner zur Verfügung, welche auf einem externen Medium wie einer CD oder USB-Stick zu speichern sind. Im BIOS wird dieses daraufhin als Boot-Medium ausgewählt, woraufhin beim Neustart nicht das Betriebssystem sondern der Virenscanner gestartet wird. Der Scanner ist nun in der Lage uneingeschränkt alle auf dem Gerät befindliche Dateien auf Anzeichen von Malware untersuchen und den Bot entfernen. In einzelnen Fällen lässt sich der Bot nicht vollständig entfernen und es verbleiben Dateistücke oder Registereinträge. Dann ist geraten zu drastischeren Maßnahmen zu greifen.</text:p>
      <text:h text:style-name="P16" text:outline-level="3">Computer neu Aufsetzen</text:h>
      <text:p text:style-name="P5">Die sicherste Methode <text:span text:style-name="T17">um einen Bot von einem </text:span><text:span text:style-name="T18">Gerät</text:span><text:span text:style-name="T17"> zu entferne ist es den Computer neu aufzusetzen. </text:span><text:span text:style-name="T18">Indem die Festplatten gelehrt werden, die Register überschrieben und das Betriebssystem neu aufgespielt wird, bleiben keine Information auf dem Gerät aus dehnen die Malware des Bots gestartet werden kann. Der Schadcode des Bots ist damit vollständig vom Gerät gelöscht. Diese Methode um einen Bot zu entfernen bringt viel Aufwand für den Nutzer mit sich. </text:span><text:span text:style-name="T19">Das gesamte System muss neu eingerichtet und alle Anwendungen neu installiert werden. Dieser Zeitaufwand ist für viele Nutzer ausschlaggebend dafür sich geben Option zu entscheiden.</text:span></text:p>
      <text:h text:style-name="P14" text:outline-level="3">Übernahme des Botnetzes</text:h>
      <text:p text:style-name="P7"><text:span text:style-name="T4">Theoretisch ist es möglich dem Bot auf dem eigenen Rechner zu übernehmen und mit eigenem Code zu </text:span><text:span text:style-name="T5">verändern. Ein Bot sollte in der Lage sein eine Verbindung in das Botnetz aufzubauen und mit dem zentralen Knoten eines IRC-Netzes oder mit den benachbarten Bots eines P2P-Netzes zu kommunizieren. Durch da absetzen einer manipulierten Nachricht wäre es somit möglich dem Botnetz einen Selbstzerstörungsbefehl zu erteilen, wodurch sich die Bots deaktivieren und die Sicherheitslücke schließen. Aus rechtlicher Hinsicht ist diese Art der Botnetzbekämpfung nicht empfehlenswert. So verwei</text:span><text:span text:style-name="T20">st Hatten</text:span><text:span text:style-name="T24">d</text:span><text:span text:style-name="T20">or</text:span><text:span text:style-name="T24">f</text:span><text:span text:style-name="T20"> auf das betroffene Gesetz: „D</text:span><text:span text:style-name="T21">as Entfernen des Bots </text:span><text:span text:style-name="T22">[von fremden Gräten]</text:span><text:span text:style-name="T21"> k</text:span><text:span text:style-name="T22">ö</text:span><text:span text:style-name="T21">nnte als eine unerlaubte Datenver</text:span><text:span text:style-name="T22">ä</text:span><text:span text:style-name="T21">nderung gem</text:span><text:span text:style-name="T22">ä</text:span><text:span text:style-name="T21">ß § 303a StGB [</text:span><text:span text:style-name="T22">(</text:span><text:span text:style-name="T10">XX</text:span><text:span text:style-name="T22">)</text:span><text:span text:style-name="T21">] sein und w</text:span><text:span text:style-name="T22">ä</text:span><text:span text:style-name="T21">hre dann unter Androhung einer Freiheits</text:span><text:span text:style-name="T22">s</text:span><text:span text:style-name="T21">trafe von bis zu zwei Jahren </text:span><text:span text:style-name="T22">[oder eine entsprechenden Geldstrafe] </text:span><text:span text:style-name="T21">verboten.” </text:span><text:span text:style-name="T22">(Hatten</text:span><text:span text:style-name="T23">d</text:span><text:span text:style-name="T22">or</text:span><text:span text:style-name="T23">f</text:span><text:span text:style-name="T22"> 2009)</text:span></text:p>
      <text:h text:style-name="P11" text:outline-level="2"><text:span text:style-name="T11">Stärkung des Netzwerks</text:span> gegen Angriffe</text:h>
      <text:p text:style-name="P6"><text:span text:style-name="T6">B</text:span><text:span text:style-name="T3">otnetze sind nicht nur eine Bedrohung wenn das eigene Gerät Teil ein des Netzes wird, sondern ebenso wenn die Unternehmenswebseite oder andere Systeme das Ziel eines konzentrierten Angriffs werden. Auch dagegen sollten Vorkehrungen getroffen werden. Beispielhaft ist die Stärkung der Infrastruktur und des Netzwerks von DDOS-Angriffen. Der Einsatz verschiedene Maßnahmen ermöglicht es Front einer Anfragenwelle standzuhalten.<text:line-break/>Ein Firewall mit aktiviertem Paketfilter blockiert bereits vor dem Betritt des Netzwerks alle Anfragen die nicht in das erwartete Nachrichtenmuster passen. Mit der Vergabe von TCP-SYN-Coockies kann eine durch Botanfragen herbeigeführte SYN-Flood-Attacke verhindert werden. Die Verwendung von Proxies erlaubt das verlagern die Internetkommunikation nach weg vom besonders schützenswerten Netzwerk, womit der Datenfluss besser kontrollierbar und organisierbar ist. Schließlich bietet es sich an mittels Loadbalencern eine Infrastruktur aufzubauen die es schafft Datenverkehrspitzen abzufangen und auf mehrere Instanzen einer Zielressource zu verteilen.<text:line-break/></text:span><text:soft-page-break/><text:span text:style-name="T3">Diese Maßnahmen voneinander unabhängig, weshalb deren gleichzeitige Einsatz die Sicherheit vor DDOS-Angriffen steigert.</text:span></text:p>
      <text:h text:style-name="P12" text:outline-level="2">Öffentliche Sicht auf Botnetze</text:h>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2-27T10:29:20.092000000</dc:date>
    <meta:editing-duration>P2DT23H21M26S</meta:editing-duration>
    <meta:editing-cycles>21</meta:editing-cycles>
    <meta:generator>LibreOffice/7.4.2.3$Windows_X86_64 LibreOffice_project/382eef1f22670f7f4118c8c2dd222ec7ad009daf</meta:generator>
    <meta:document-statistic meta:table-count="0" meta:image-count="0" meta:object-count="0" meta:page-count="4" meta:paragraph-count="23" meta:word-count="1335" meta:character-count="9826" meta:non-whitespace-character-count="8512"/>
  </office:meta>
</office:document-meta>
</file>